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.floa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toString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loat.intBitsToFloat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shor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parseFlo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Float( doub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isNaN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Float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compareTo( java . lang .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isInfinite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floatToRawIntBits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isN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doubl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in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floatToIntBits( floa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Float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by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compareTo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isInfin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valueOf( java . lang . String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Float.long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